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1-07T06:24:51</meta:creation-date>
    <dc:creator>Trihus</dc:creator>
    <dc:date>2011-01-07T06:24:51</dc:date>
    <meta:editing-cycles>1</meta:editing-cycles>
    <meta:editing-duration>PT2M27S</meta:editing-duration>
    <meta:AssemblyVersion Assembly-Version="OpenOfficeConvert 0.6.14.2280"/>
    <meta:Created-By Created-By="ReSharper 5.0.1659.36"/>
    <meta:user-defined meta:name="Assembly-Version">OpenOfficeConvert 0.6.14.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PartFile2"
Const IsPreview = "False"
Const RunMacroFirstTime = "True"

'Changed On Jan-05-2011 for TD-1786(Output files does not have compete properties settings and format in FLEX.)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